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Segoe UI1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_3c_l_3e_">
      <style:text-properties fo:background-color="#ffffff"/>
    </style:style>
    <style:style style:name="P2" style:family="paragraph" style:parent-style-name="Standard">
      <style:text-properties fo:color="#333333" style:font-name="Times New Roman" fo:background-color="#ffffff" style:font-name-complex="Times New Roman1"/>
    </style:style>
    <style:style style:name="P3" style:family="paragraph" style:parent-style-name="Standard">
      <style:text-properties style:font-name="Times New Roman" fo:font-size="11pt" style:font-size-asian="11pt" style:language-asian="fr" style:country-asian="FR" style:font-name-complex="Times New Roman1" style:font-size-complex="11pt"/>
    </style:style>
    <style:style style:name="P4" style:family="paragraph" style:parent-style-name="Standard">
      <style:paragraph-properties loext:contextual-spacing="false" fo:margin-top="0cm" fo:margin-bottom="0cm"/>
    </style:style>
    <style:style style:name="P5" style:family="paragraph" style:parent-style-name="Standard">
      <style:paragraph-properties loext:contextual-spacing="false" fo:margin-top="0cm" fo:margin-bottom="0cm"/>
      <style:text-properties fo:color="#333333" style:font-name="Times New Roman" style:font-name-complex="Times New Roman1"/>
    </style:style>
    <style:style style:name="T1" style:family="text">
      <style:text-properties style:font-name="Times New Roman" fo:font-size="11pt" style:font-size-asian="11pt" style:language-asian="fr" style:country-asian="FR" style:font-name-complex="Times New Roman1" style:font-size-complex="11pt"/>
    </style:style>
    <style:style style:name="T2" style:family="text">
      <style:text-properties style:font-name="Times New Roman" fo:font-size="11pt" fo:font-style="italic" style:font-size-asian="11pt" style:language-asian="fr" style:country-asian="FR" style:font-style-asian="italic" style:font-name-complex="Times New Roman1" style:font-size-complex="11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Times New Roman" style:font-name-complex="Times New Roman1"/>
    </style:style>
    <style:style style:name="T5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pyeditor : Mathilde Nicolas. </text:p>
      <text:p text:style-name="P3">Creator: Loret Jean (1595 ?-1665). </text:p>
      <text:p text:style-name="Standard"><text:span text:style-name="T1">Title: « Immanquab</text:span><text:bookmark text:name="_GoBack"/><text:span text:style-name="T1">le », La Muze historique, Lettre XVIII, Lettre en vers à Son Altesse Madame la Duchesse de Nemours. </text:span></text:p>
      <text:p text:style-name="P3">Date: 1664/05/10. </text:p>
      <text:p text:style-name="Standard"><text:span text:style-name="T1">Bibl: Loret Jean, </text:span><text:span text:style-name="T2">La muze historique, ou Recueil des lettres en vers contenant les nouvelles du temps : écrites à Son Altesse Mademoizelle de Longueville, depuis duchesse de Nemours (1650-1665.</text:span><text:span text:style-name="T1">, Paris, Charles Chenault, 1664.</text:span></text:p>
      <text:p text:style-name="P2"/>
      <text:p text:style-name="P2"/>
      <text:p text:style-name="Standard"><text:span text:style-name="_3c_pb_3e_">195</text:span></text:p>
      <text:p text:style-name="_3c_l_3e_"><text:span text:style-name="Titre_20_1_20_Car"><text:span text:style-name="T4">Lettre dix-huitiéme</text:span></text:span><text:span text:style-name="Titre_20_1_20_Car"><text:span text:style-name="T3"><text:line-break/></text:span></text:span>Du <text:span text:style-name="_3c_date_3e_">[samedi] dixiéme May</text:span>.<text:line-break/><text:line-break/><text:span text:style-name="Titre_20_2_20_Car"><text:span text:style-name="T4">Immanquable.<text:line-break/></text:span></text:span><text:line-break/><text:span text:style-name="T5">Durant que la plus belle Cour</text:span><text:line-break/><text:span text:style-name="T5">Qu’ait jamais éclairé le jour,</text:span><text:line-break/><text:span text:style-name="T5">Se divertit et se goberge</text:span><text:line-break/><text:span text:style-name="T5">Dans </text:span><text:span text:style-name="_3c_placeName_3e_">Versaille</text:span><text:span text:style-name="T5">, </text:span>Royale Auberge<text:span text:style-name="T5">,</text:span><text:line-break/><text:span text:style-name="T5">Dézespéré, confus, chagrin,</text:span><text:line-break/><text:span text:style-name="T5">Je m’arache, presque, le crin,</text:span><text:line-break/><text:span text:style-name="T5">Tant j’ay de déplaizir extresme</text:span><text:line-break/><text:span text:style-name="T5">De n’être pas, illec, moy-mesme :</text:span><text:line-break/><text:span text:style-name="T5">Mais, nonobstant l'emportement</text:span><text:line-break/><text:span text:style-name="T5">Qui m’agite prézentement,</text:span><text:line-break/><text:span text:style-name="T5">Digne Objet de vœux et d'hommages,</text:span><text:line-break/><text:span text:style-name="T5">Princesse, honneur de mes ouvrages,</text:span><text:line-break/><text:span text:style-name="T5">Je m’en vais essayer, pourtant,</text:span><text:line-break/><text:span text:style-name="T5">De vous satisfaire comptant,</text:span><text:line-break/><text:span text:style-name="T5">Touchant le Tribut immanquable,</text:span><text:line-break/><text:span text:style-name="T5">Dont je suis vôtre redevable.</text:span><text:line-break/><text:line-break/>L’ancien Evesque Du Puy,<text:line-break/>Et qui l’est d’Evreux, aujourd’huy,<text:line-break/>Ou qui, dans fort peu, le doit être,<text:line-break/>Par octroy du Roy nôtre Maître,<text:line-break/>Prélat qui vaut son pézant d'or,<text:line-break/>Fit, l’autre-jour, dans Saint Victor,<text:line-break/>En belle et bonne Compagnie,<text:line-break/>La célèbre cérémonie<text:line-break/>De bénir Monsieur du Fresnoy,<text:line-break/>Qui n'est pas trop connu de moy,<text:line-break/>Mais qu'on m'a dit être fort sage,<text:line-break/>Et, certainement, Personnage<text:line-break/>Orné de talens singuliers,<text:line-break/><text:line-break/><text:span text:style-name="T5">Et trés-digne Abbé de Jouïlliers,</text:span><text:line-break/><text:span text:style-name="T5">Ayant, mesme, une autre épitette,</text:span><text:line-break/><text:span text:style-name="T5">Sçavoir, Prieur de la Villette;</text:span><text:line-break/><text:soft-page-break/><text:span text:style-name="T5">Lequel futur Prélat d'Evreux</text:span><text:line-break/><text:span text:style-name="T5">(Que Dieu garde d'être fiévreux)</text:span><text:line-break/><text:span text:style-name="T5">Avoit pour Assistans notables</text:span><text:line-break/><text:span text:style-name="T5">Deux Abbez fort considérables,</text:span><text:line-break/><text:span text:style-name="T5">Assavoir l'Abbé d'Abecourt,</text:span><text:line-break/><text:span text:style-name="T5">Dont par-tout un bon renom court,</text:span><text:line-break/><text:span text:style-name="T5">L'autre est Abbé de la Lucerne,</text:span><text:line-break/><text:span text:style-name="T5">Que la mesme vertu gouverne,</text:span><text:line-break/><text:span text:style-name="T5">Tous-deux (je croy) Crossez, Mitrez,</text:span><text:line-break/><text:span text:style-name="T5">Et de l'Ordre des Prémontrez.</text:span><text:line-break/><text:span text:style-name="T5">La Bénédiction autentique</text:span><text:line-break/><text:span text:style-name="T5">De ce prude Eccléziastique</text:span><text:line-break/><text:span text:style-name="T5">Se fit (à dire vérité)</text:span><text:line-break/><text:span text:style-name="T5">Avec grande solennitè,</text:span><text:line-break/><text:span text:style-name="T5">Et pluzieurs Gens de conséquence</text:span><text:line-break/><text:span text:style-name="T5">L'honorérent de leur prézence:</text:span><text:line-break/><text:span text:style-name="T5">Bref, ladite illustre Action,</text:span><text:line-break/><text:span text:style-name="T5">Qui dans nôtre Relation</text:span><text:line-break/><text:span text:style-name="T5">Est assez simplement déduite,</text:span><text:line-break/><text:span text:style-name="T5">Se fit, dit-on, par la conduite</text:span><text:line-break/><text:span text:style-name="T5">D'un honorable Homme-de-bien,</text:span><text:line-break/><text:span text:style-name="T5">Qui fit que tout alla fort bien,</text:span><text:line-break/><text:span text:style-name="T5">Homme orné d'une assez belle ame,</text:span><text:line-break/><text:span text:style-name="T5">Bénéficier dans Nôtre-Dame,</text:span><text:line-break/><text:span text:style-name="T5">Digne d'Epigramme, ou Sonnet,</text:span><text:line-break/><text:span text:style-name="T5">Et qu'on nomme Monsieur Sonet.</text:span></text:p>
      <text:p text:style-name="P1"/>
      <text:p text:style-name="_3c_l_3e_"><text:span text:style-name="_3c_pb_3e_">196</text:span></text:p>
      <text:p text:style-name="_3c_l_3e_"><text:span text:style-name="T5">Selon la teneur et substance</text:span><text:line-break/><text:span text:style-name="T5">De pluzieurs Lettres d'importance,</text:span><text:line-break/><text:span text:style-name="T5">Monsieur de Coligny, guerrier,</text:span><text:line-break/><text:span text:style-name="T5">Assez convoiteux du laurier,</text:span><text:line-break/><text:span text:style-name="T5">Et qu'on a fait par sa vaillance</text:span><text:line-break/><text:span text:style-name="T5">Général des Troupes de France,</text:span><text:line-break/><text:span text:style-name="T5">Lesquelles vont de par le Roy</text:span><text:line-break/><text:span text:style-name="T5">Pour guerroyer, de bonne-foy,</text:span><text:line-break/><text:span text:style-name="T5">Contre les Turcs et les Tartares,</text:span><text:line-break/><text:span text:style-name="T5">Qui poussez de desseins barbares,</text:span><text:line-break/><text:span text:style-name="T5">Veulent, avec hostilité,</text:span><text:line-break/><text:span text:style-name="T5">Faire insulte à la Chrétienté :</text:span><text:line-break/><text:span text:style-name="T5">Ce brave Coligny (vous dis-je)</text:span><text:line-break/><text:span text:style-name="T5">Qui de valeur est un prodige,</text:span><text:line-break/><text:span text:style-name="T5">Est, enfin, arrivé dans Mets,</text:span><text:line-break/><text:span text:style-name="T5">Où l'on voit filer dézormais</text:span><text:line-break/><text:span text:style-name="T5">Pluzieurs François Auxiliaires,</text:span><text:line-break/><text:span text:style-name="T5">Tant enrollez, que volontaires,</text:span><text:line-break/><text:span text:style-name="T5">Et comme ils sont pleins de vigueur,</text:span><text:line-break/><text:span text:style-name="T5">Et que pour bien payer de cœur</text:span><text:line-break/><text:span text:style-name="T5">Ils ont des ardeurs sans-pareilles,</text:span><text:line-break/><text:span text:style-name="T5">On espére d'eux des merveilles.</text:span><text:line-break/><text:soft-page-break/><text:line-break/><text:span text:style-name="T5">Sérin, ce Brave Belliqueur,</text:span><text:line-break/><text:span text:style-name="T5">A, dit-on, bloqué de grand cœur,</text:span><text:line-break/><text:span text:style-name="T5">Caniza, Ville et Forteresse</text:span><text:line-break/><text:span text:style-name="T5">Apartenant à Sa Hautesse:</text:span><text:line-break/><text:span text:style-name="T5">Selon le bruit universel</text:span><text:line-break/><text:span text:style-name="T5">Elle est autant que Newhauzel</text:span><text:line-break/><text:span text:style-name="T5">Pour son assiette inexpugnable,</text:span><text:line-break/><text:span text:style-name="T5">Importante et considérable ;</text:span><text:line-break/><text:span text:style-name="T5">Et si ce généreux Seigneur</text:span><text:line-break/><text:span text:style-name="T5">En peut venir à son honneur,</text:span><text:line-break/><text:span text:style-name="T5">Et qu'elle soit par luy conquize,</text:span><text:line-break/><text:span text:style-name="T5">L'Aigle, par cette heureuze prize,</text:span><text:line-break/><text:span text:style-name="T5">(Qui seroit un fait ravissant)</text:span><text:line-break/><text:span text:style-name="T5">Auroit barre sur le Croissant.</text:span><text:line-break/><text:line-break/><text:span text:style-name="T5">Les grandes Forces de l'Empire,</text:span><text:line-break/><text:span text:style-name="T5">A qui tout bon-heur je dézire,</text:span><text:line-break/><text:span text:style-name="T5">Ont rendez-vous dans Altembour,</text:span><text:line-break/><text:span text:style-name="T5">De ce mois le quinziéme jour,</text:span><text:line-break/><text:span text:style-name="T5">Lequel échoit (choze certaine)</text:span><text:line-break/><text:span text:style-name="T5">Le Jeudy de l'autre-semaine :</text:span><text:line-break/><text:span text:style-name="T5">Ainsi, dans quelque temps après</text:span><text:line-break/><text:span text:style-name="T5">On poura savoir les progrés,</text:span><text:line-break/><text:span text:style-name="T5">L'avantage, ou la décadance,</text:span><text:line-break/><text:span text:style-name="T5">De l'une, ou de l'autre Puissance,</text:span><text:line-break/><text:span text:style-name="T5">Qui vont être dans peu de jours</text:span><text:line-break/><text:span text:style-name="T5">L'entretien de toutes les Cours;</text:span><text:line-break/><text:span text:style-name="T5">Et, mesmement, les exercites</text:span><text:line-break/><text:span text:style-name="T5">Des Polonois et Moscovites,</text:span><text:line-break/><text:span text:style-name="T5">Dont les Etats envenimez</text:span><text:line-break/><text:span text:style-name="T5">Sont l'un contre l'autre animez:</text:span><text:line-break/><text:line-break/><text:span text:style-name="T5">Car pour Lisbone et pour l’Espagne,</text:span></text:p>
      <text:p text:style-name="_3c_l_3e_"><text:span text:style-name="T5">On croid que dans cette Campagne</text:span><text:line-break/><text:span text:style-name="T5">Il ne se feront pas grand mal,</text:span><text:line-break/><text:span text:style-name="T5">Et l'on dit que le Portugal</text:span><text:line-break/><text:span text:style-name="T5">N'a d'autre but, quoy qu'il arive,</text:span><text:line-break/><text:span text:style-name="T5">Que d'être sur la défensive;</text:span><text:line-break/><text:span text:style-name="T5">Et l'on s'imagine cela </text:span><text:line-break/><text:span text:style-name="T5">Que peut-être dans ce temps-là,</text:span><text:line-break/><text:span text:style-name="T5">Ou, paravant que l'an s'achéve, </text:span><text:line-break/><text:span text:style-name="T5">Ils feront la Paix, ou la Tréve ;</text:span><text:line-break/><text:span text:style-name="T5">Tel cas se pouroit espérer,</text:span><text:line-break/><text:span text:style-name="T5">Mais je n'en voudrois pas jurer.</text:span><text:line-break/><text:line-break/><text:span text:style-name="T5">D'Angleterre les Fanatiques</text:span><text:line-break/><text:span text:style-name="T5">Font souvent de sourdes pratiques</text:span><text:line-break/><text:span text:style-name="T5">Pour tâcher de brouiller l'Etat,</text:span><text:line-break/><text:span text:style-name="T5">Mais on n'en fait pas grand état</text:span><text:line-break/><text:soft-page-break/><text:span text:style-name="T5">D’autant qu'un si bon ordre on donne</text:span><text:line-break/><text:span text:style-name="T5">Pour réprimer l'humeur félonne</text:span><text:line-break/><text:span text:style-name="T5">De ces nourriçons de discords,</text:span><text:line-break/><text:span text:style-name="T5">Qu'ils sont méchans, mais non pas forts</text:span><text:line-break/></text:p>
      <text:p text:style-name="_3c_l_3e_"><text:span text:style-name="T5">Foy de Catholique et bon Homme,</text:span><text:line-break/><text:span text:style-name="T5">Je n'ay rien à dire de Rome,</text:span><text:line-break/><text:span text:style-name="T5">Sinon qu'on tient, pour assûré,</text:span><text:line-break/><text:span text:style-name="T5">Que le Légat </text:span>a latere<text:span text:style-name="T5">,</text:span><text:line-break/><text:span text:style-name="T5">Dont la Suite sera trés-belle.</text:span><text:line-break/><text:span text:style-name="T5">N'est pas encor party d'icelle,</text:span><text:line-break/><text:span text:style-name="T5">Le grand équipage qu'il fait</text:span><text:line-break/><text:span text:style-name="T5">N'étant pas ny fait, ny parfait.</text:span><text:line-break/></text:p>
      <text:p text:style-name="_3c_l_3e_"><text:line-break/><text:span text:style-name="T5">Autre nouvelle de Venize</text:span><text:line-break/><text:span text:style-name="T5">Ne sera dans ma Lettre mize,</text:span><text:line-break/><text:span text:style-name="T5">Sinon qu'illec on n'obmet rien</text:span><text:line-break/><text:span text:style-name="T5">Pour se défendre en Gens-de-bien,</text:span><text:line-break/><text:span text:style-name="T5">En cas que l'Averse-partie </text:span><text:line-break/><text:span text:style-name="T5">Veuille entrer dans la Dalmatie.</text:span><text:line-break/><text:line-break/><text:span text:style-name="T5">De nouvelles je suis à sec,</text:span><text:line-break/><text:span text:style-name="T5">Cela me clos quazi le bec :</text:span><text:line-break/><text:span text:style-name="T5">Car de la fête de </text:span><text:span text:style-name="_3c_placeName_3e_">Versaille</text:span><text:line-break/><text:span text:style-name="T5">Je ne puis rien dire qui vaille.</text:span><text:line-break/><text:span text:style-name="T5">Malgré les douleurs de mon col,</text:span><text:line-break/><text:span text:style-name="T5">Dont j'étais quazi pis que fol,</text:span><text:line-break/><text:span text:style-name="T5">Je me mis en quelque équipage,</text:span><text:line-break/><text:span text:style-name="T5">Je pris un cheval de loüage,</text:span><text:line-break/><text:span text:style-name="T5">Et fis un dessein courageux</text:span><text:line-break/><text:span text:style-name="T5">De voir ses pompes et ses jeux :</text:span><text:line-break/><text:span text:style-name="T5">Mais, de ce beau </text:span><text:span text:style-name="_3c_placeName_3e_">Château</text:span><text:span text:style-name="T5">, </text:span><text:span text:style-name="_3c_placeName_3e_">l’entrée</text:span><text:line-break/><text:span text:style-name="T5">Ne fut point par moy pénétrée ;</text:span><text:line-break/><text:span text:style-name="T5">Dés la premiére, ou </text:span><text:span text:style-name="_3c_placeName_3e_">basse Court</text:span><text:span text:style-name="T5">,</text:span><text:line-break/><text:span text:style-name="T5">Un Suisse m'arêta tout court,</text:span><text:line-break/><text:span text:style-name="T5">Humble, je fis le pié derriére,</text:span><text:line-break/><text:span text:style-name="T5">Mais il me dit à sa maniére,</text:span></text:p>
      <text:p text:style-name="P1"/>
      <text:p text:style-name="_3c_l_3e_"><text:span text:style-name="_3c_pb_3e_">197</text:span></text:p>
      <text:p text:style-name="_3c_l_3e_">D’un ton qui n'étoit pas trop doux,</text:p>
      <text:p text:style-name="_3c_l_3e_">« O, Par-mon-foy, point n'entre fous;</text:p>
      <text:p text:style-name="_3c_l_3e_">Si bien qu'avec plus de trois mille,</text:p>
      <text:p text:style-name="_3c_l_3e_">Tant des champs, que de cette ville,</text:p>
      <text:p text:style-name="_3c_l_3e_">Qui furent (non pas sans émoy)</text:p>
      <text:p text:style-name="_3c_l_3e_">Rebutez aussi bien que moy, </text:p>
      <text:p text:style-name="_3c_l_3e_">De loin la Maizon regardâmes,</text:p>
      <text:p text:style-name="_3c_l_3e_">Et soudain nous retrogradâmes,</text:p>
      <text:p text:style-name="_3c_l_3e_">Grinçant cent et cent fois les dents</text:p>
      <text:p text:style-name="_3c_l_3e_">De n’avoir pas entré dedans.</text:p>
      <text:p text:style-name="_3c_l_3e_"><text:soft-page-break/>Enfin, tant d'admirables chozes</text:p>
      <text:p text:style-name="_3c_l_3e_">Etans pour moi des Lettres clozes,</text:p>
      <text:p text:style-name="_3c_l_3e_">Qui voudroit (en ma place) ozer</text:p>
      <text:p text:style-name="_3c_l_3e_">Prendre aucun souct d'en jazer?</text:p>
      <text:p text:style-name="_3c_l_3e_">Mais, toutefois, veüille, ou non veüille,</text:p>
      <text:p text:style-name="_3c_l_3e_">Puis-qu’il faut remplir nôtre feüille,</text:p>
      <text:p text:style-name="_3c_l_3e_">Je vais sur le rapport d'autruy</text:p>
      <text:p text:style-name="_3c_l_3e_">En dire deux mots aujourd'huy ;</text:p>
      <text:p text:style-name="_3c_l_3e_">Et sans, pourtant, observer d'ordre,</text:p>
      <text:p text:style-name="_3c_l_3e_">Dût-on sur moy dauber, ou mordre,</text:p>
      <text:p text:style-name="_3c_l_3e_">Mais rien que généralement,</text:p>
      <text:p text:style-name="_3c_l_3e_">Ne pouvant pas faire autrement.</text:p>
      <text:p text:style-name="_3c_l_3e_">La premiére des trois journées</text:p>
      <text:p text:style-name="_3c_l_3e_">A cette Feste destinées,</text:p>
      <text:p text:style-name="_3c_l_3e_">(Le propre jour, en vérité,</text:p>
      <text:p text:style-name="_3c_l_3e_">Où moy, pauvret, fus rebuté)</text:p>
      <text:p text:style-name="_3c_l_3e_">Dans un lieu plus êtroit que vague,</text:p>
      <text:p text:style-name="_3c_l_3e_">Se firent des <text:span text:style-name="_3c_tech_3e_">Courses de Bague</text:span>, </text:p>
      <text:p text:style-name="_3c_l_3e_">Avec des <text:span text:style-name="_3c_tech_3e_">habits fort galans</text:span>,</text:p>
      <text:p text:style-name="_3c_l_3e_"><text:span text:style-name="_3c_tech_3e_">D’argent, de soye et d'or, brillans</text:span>,</text:p>
      <text:p text:style-name="_3c_l_3e_">Dont le Brave et beau <text:span text:style-name="_3c_persName_3e_">La-Valliére</text:span>,</text:p>
      <text:p text:style-name="_3c_l_3e_">Par son adresse singuliére,</text:p>
      <text:p text:style-name="_3c_l_3e_">Devant plus de deux cens beaux yeux,</text:p>
      <text:p text:style-name="_3c_l_3e_">Emporta le Prix glorieux,</text:p>
      <text:p text:style-name="_3c_l_3e_">De valeur extraordinère,</text:p>
      <text:p text:style-name="_3c_l_3e_">Qu’il receut de la <text:span text:style-name="_3c_persName_3e_">Reine-Mére</text:span>.</text:p>
      <text:p text:style-name="_3c_l_3e_">O Vraiment ! trop heureux Humain !</text:p>
      <text:p text:style-name="_3c_l_3e_">D’avoir d'une si belle main,</text:p>
      <text:p text:style-name="_3c_l_3e_">Si blanche, et mesmes si Royale,</text:p>
      <text:p text:style-name="_3c_l_3e_">Obtenu ce riche Régale,</text:p>
      <text:p text:style-name="_3c_l_3e_">Assavoir Epée et Baudrier,</text:p>
      <text:p text:style-name="_3c_l_3e_">Propres pour un jeune Guerrier.</text:p>
      <text:p text:style-name="_3c_l_3e_">Illec, les <text:span text:style-name="_3c_name_3e_">quatre Ages</text:span> parurent,</text:p>
      <text:p text:style-name="_3c_l_3e_">Qui, <text:s/>de tous, trés-admirez furent,</text:p>
      <text:p text:style-name="_3c_l_3e_">Et les <text:span text:style-name="_3c_name_3e_">quatre Saizons</text:span> aussi,</text:p>
      <text:p text:style-name="_3c_l_3e_">Non pas, certes, cossi, cossi,</text:p>
      <text:p text:style-name="_3c_l_3e_">Mais dans une admirable Place,</text:p>
      <text:p text:style-name="_3c_l_3e_">Avec tant d'art et tant de grace,</text:p>
      <text:p text:style-name="_3c_l_3e_">Tant de pompe et tant de beauté,</text:p>
      <text:p text:style-name="_3c_l_3e_">On croyoit être enchanté :</text:p>
      <text:p text:style-name="_3c_l_3e_">Mais entre tant de rares chozes,</text:p>
      <text:p text:style-name="_3c_l_3e_"><text:span text:style-name="_3c_name_3e_">Le printemps</text:span> avéques ses rozes,</text:p>
      <text:p text:style-name="_3c_l_3e_">Avec ses œillets et ses lis,</text:p>
      <text:p text:style-name="_3c_l_3e_">Qui sembloient fraîchement cüeillis,</text:p>
      <text:p text:style-name="_3c_l_3e_"/>
      <text:p text:style-name="_3c_l_3e_">Son vizage et sa riche taille,</text:p>
      <text:p text:style-name="_3c_l_3e_">Charmérent, dit-on, tout <text:span text:style-name="_3c_placeName_3e_">Versaille</text:span>.</text:p>
      <text:p text:style-name="_3c_l_3e_">Puis, le soir, on fit un <text:span text:style-name="_3c_tech_3e_">Repas</text:span></text:p>
      <text:p text:style-name="_3c_l_3e_">Si plein de superbes apas,</text:p>
      <text:p text:style-name="_3c_l_3e_">Qu'on n'a, dans pas-un siécle antique,</text:p>
      <text:p text:style-name="_3c_l_3e_"><text:soft-page-break/>Rien vû qui fut si magnifique:</text:p>
      <text:p text:style-name="_3c_l_3e_">Car, enfin, on n'a jamais sceu,</text:p>
      <text:p text:style-name="_3c_l_3e_">Ny dans nul Autheur aperceu</text:p>
      <text:p text:style-name="_3c_l_3e_">Que sans miracles, ou magies,</text:p>
      <text:p text:style-name="_3c_l_3e_">On ait vû <text:span text:style-name="_3c_tech_3e_">deux mille bougies</text:span></text:p>
      <text:p text:style-name="_3c_l_3e_">Eclairer, par profuzion,</text:p>
      <text:p text:style-name="_3c_l_3e_">Une seule <text:span text:style-name="_3c_tech_3e_">Colation</text:span>.</text:p>
      <text:p text:style-name="_3c_l_3e_">Le second jour, la <text:span text:style-name="_3c_tech_3e_">Comédie</text:span>,</text:p>
      <text:p text:style-name="_3c_l_3e_">Par le sieur de <text:span text:style-name="_3c_persName_3e_">Molière</text:span> ourdie,</text:p>
      <text:p text:style-name="_3c_l_3e_">Où l'on remarqua pleinement</text:p>
      <text:p text:style-name="_3c_l_3e_">Grand esprit et grand agrément,</text:p>
      <text:p text:style-name="_3c_l_3e_">(Cét <text:span text:style-name="_3c_persName_3e_">Autheur</text:span> ayant vent en poupe)</text:p>
      <text:p text:style-name="_3c_l_3e_">Ocupa, tant luy que <text:span text:style-name="_3c_persName_3e_">sa Troupe</text:span>,</text:p>
      <text:p text:style-name="_3c_l_3e_">Avec de célestes Récits</text:p>
      <text:p text:style-name="_3c_l_3e_">A toucher les plus endurcis,</text:p>
      <text:p text:style-name="_3c_l_3e_">Animez des douceurs divines</text:p>
      <text:p text:style-name="_3c_l_3e_">De deux rares voix féminines,</text:p>
      <text:p text:style-name="_3c_l_3e_">Qui sont (comme j'ay dit un jour)</text:p>
      <text:p text:style-name="_3c_l_3e_">Les Rossignoles de la Cour,</text:p>
      <text:p text:style-name="_3c_l_3e_">Que personne ne contrecarre,</text:p>
      <text:p text:style-name="_3c_l_3e_">Assavoir <text:span text:style-name="_3c_persName_3e_">l'Hilaire</text:span> et <text:span text:style-name="_3c_persName_3e_">la Barre</text:span>.</text:p>
      <text:p text:style-name="_3c_l_3e_">Le troiziéme jour, aux flambeaux,</text:p>
      <text:p text:style-name="_3c_l_3e_">Un grand <text:span text:style-name="_3c_tech_3e_">Balet</text:span>, et des plus beaux,</text:p>
      <text:p text:style-name="_3c_l_3e_">Dont étoit, en propre Personne,</text:p>
      <text:p text:style-name="_3c_l_3e_">Nôtre digne <text:span text:style-name="_3c_persName_3e_">Porte-Couronne</text:span>,</text:p>
      <text:p text:style-name="_3c_l_3e_">Avec maint Prince et Grand Seigneur,</text:p>
      <text:p text:style-name="_3c_l_3e_">Et d'autres Gens, qui, par honneur,</text:p>
      <text:p text:style-name="_3c_l_3e_">Comme étans Personnes de marque,</text:p>
      <text:p text:style-name="_3c_l_3e_">Sont dans les plaizirs du <text:span text:style-name="_3c_persName_3e_">Monarque</text:span>,</text:p>
      <text:p text:style-name="_3c_l_3e_">Fut admirablement dansé;</text:p>
      <text:p text:style-name="_3c_l_3e_">Et quand ce plaizir fut passé,</text:p>
      <text:p text:style-name="_3c_l_3e_">On finit toutes ces délices</text:p>
      <text:p text:style-name="_3c_l_3e_">Par des <text:span text:style-name="_3c_tech_3e_">Feux</text:span>, par des artifices</text:p>
      <text:p text:style-name="_3c_l_3e_">Allumez sur de <text:span text:style-name="_3c_tech_3e_">claires eaux</text:span>,</text:p>
      <text:p text:style-name="_3c_l_3e_">Si radieux et si nouveaux,</text:p>
      <text:p text:style-name="_3c_l_3e_">Que si les bruits sont véritables</text:p>
      <text:p text:style-name="_3c_l_3e_">On n'en vid jamais de semblables.</text:p>
      <text:p text:style-name="_3c_l_3e_">Enfin, tant de ravissemens,</text:p>
      <text:p text:style-name="_3c_l_3e_">Tant de pompeux contentement,</text:p>
      <text:p text:style-name="_3c_l_3e_"><text:span text:style-name="_3c_tech_3e_">Courses de Bague</text:span>, magnifiques,</text:p>
      <text:p text:style-name="_3c_l_3e_"><text:span text:style-name="_3c_tech_3e_">Carrouzels</text:span>, <text:span text:style-name="_3c_tech_3e_">spectacles comiques</text:span>,</text:p>
      <text:p text:style-name="_3c_l_3e_"><text:span text:style-name="_3c_tech_3e_">Mille feux</text:span> brillans dans les airs,</text:p>
      <text:p text:style-name="_3c_l_3e_">Tant de <text:span text:style-name="_3c_tech_3e_">Festins</text:span>, tant de <text:span text:style-name="_3c_tech_3e_">Concerts</text:span>,</text:p>
      <text:p text:style-name="_3c_l_3e_">Et, dans des Marches rayonnantes,</text:p>
      <text:p text:style-name="_3c_l_3e_">Tant de <text:span text:style-name="_3c_tech_3e_">Machines surprenantes</text:span>,</text:p>
      <text:p text:style-name="_3c_l_3e_">Bref, tant d'aprèts délicieux,</text:p>
      <text:p text:style-name="_3c_l_3e_">Avoient pour titre spécieux</text:p>
      <text:p text:style-name="_3c_l_3e_">Les Plaisirs de l'Isle enchantée,</text:p>
      <text:p text:style-name="_3c_l_3e_">Que <office:annotation office:name="__Annotation__830_3665197632"><dc:creator>Windows User</dc:creator><dc:date>2020-02-06T16:44:00.34</dc:date><text:p>Comment baliser l’Arioste ?</text:p><text:p/></office:annotation>l'Arioste<office:annotation-end office:name="__Annotation__830_3665197632"/> a tant chantée,</text:p>
      <text:p text:style-name="_3c_l_3e_"/>
      <text:p text:style-name="_3c_l_3e_"><text:soft-page-break/></text:p>
      <text:p text:style-name="_3c_l_3e_">Où quantitè de <text:span text:style-name="_3c_name_3e_">Paladins</text:span>,</text:p>
      <text:p text:style-name="_3c_l_3e_">Des plus Preux, et des moins gredins,</text:p>
      <text:p text:style-name="_3c_l_3e_">(Sans alors se soucier d'armes)</text:p>
      <text:p text:style-name="_3c_l_3e_">D'<text:span text:style-name="_3c_name_3e_">Alcine</text:span> idolâtroient les charmes;</text:p>
      <text:p text:style-name="_3c_l_3e_">Et c'étoit-là le fondement</text:p>
      <text:p text:style-name="_3c_l_3e_">De ce grand Divertissement,</text:p>
      <text:p text:style-name="_3c_l_3e_">Dont ce qu'icy je viens d'écrire</text:p>
      <text:p text:style-name="_3c_l_3e_">Est, quazi, comme n'en rien dire,</text:p>
      <text:p text:style-name="_3c_l_3e_">N'ayant qu'en termes mal conceus</text:p>
      <text:p text:style-name="_3c_l_3e_">Passé légérement dessus,</text:p>
      <text:p text:style-name="_3c_l_3e_"/>
      <text:p text:style-name="_3c_l_3e_">Par un défaut de connoissance,</text:p>
      <text:p text:style-name="_3c_l_3e_">D'Amis et de corespondance, </text:p>
      <text:p text:style-name="_3c_l_3e_">Dont je n'ay pas trop, Dieu-mercy,</text:p>
      <text:p text:style-name="_3c_l_3e_">Et je finis ma Lettre ainsy,</text:p>
      <text:p text:style-name="_3c_l_3e_">Souhaitant bon-soir à l’<text:span text:style-name="_3c_persName_3e_">Altesse</text:span></text:p>
      <text:p text:style-name="_3c_l_3e_">Dont si belle et blonde est la tresse.</text:p>
      <text:p text:style-name="_3c_l_3e_"/>
      <text:p text:style-name="_3c_l_3e_">Le <text:span text:style-name="_3c_date_3e_">Dix de May</text:span>, Mois le plus doux,</text:p>
      <text:p text:style-name="_3c_l_3e_">Et le plus verdoyant de tou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Text_20_body"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_3c_l_3e_"><text:span text:style-name="_3c_foreign_3e_"/></text:p>
      <text:p text:style-name="_3c_l_3e_"><text:span text:style-name="_3c_name_3e_">Les noms de personnages</text:span></text:p>
      <text:p text:style-name="_3c_l_3e_"><text:span text:style-name="_3c_name_3e_"/></text:p>
      <text:p text:style-name="_3c_l_3e_"><text:span text:style-name="_3c_persName_3e_">Les noms de personnes réelles</text:span></text:p>
      <text:p text:style-name="_3c_l_3e_"><text:span text:style-name="_3c_persName_3e_"/></text:p>
      <text:p text:style-name="_3c_l_3e_"><text:span text:style-name="_3c_tech_3e_">Les techniques</text:span></text:p>
      <text:p text:style-name="_3c_l_3e_"><text:soft-page-break/><text:span text:style-name="_3c_tech_3e_"/></text:p>
      <text:p text:style-name="_3c_byline_3e_">L’annonce de l’auteur ou de l’éditeur : « Par Barbier »</text:p>
      <text:p text:style-name="_3c_byline_3e_"><text:span text:style-name="_3c_foreign_3e_"/></text:p>
      <text:p text:style-name="Text_20_body"><text:span text:style-name="_3c_pb_3e_">Les numéros de pag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Segoe UI1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00%" fo:text-align="start" style:justify-single-word="false" fo:orphans="2" fo:widows="2" fo:hyphenation-ladder-count="no-limit" style:vertical-align="baseline" style:writing-mode="lr-tb"/>
      <style:text-properties style:font-name="Calibri" fo:font-size="12pt" style:font-name-asian="Calibri1" style:font-size-asian="12pt" style:font-name-complex="F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Noto Sans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keep-together="always" fo:keep-with-next="always"/>
      <style:text-properties fo:color="#2e74b5" style:font-name="Calibri Light" fo:font-size="16pt" style:font-name-asian="Calibri1" style:font-size-asian="16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ize="13pt" style:font-name-asian="Calibri1" style:font-size-asian="13pt" style:font-name-complex="Tahoma" style:font-size-complex="13pt"/>
    </style:style>
    <style:style style:name="Normal_20__28_Web_29_" style:display-name="Normal (Web)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_3c_salute_3e_" style:display-name="&lt;salute&gt;" style:family="paragraph" style:parent-style-name="Standard" style:next-style-name="Text_20_body" style:default-outline-level="">
      <style:paragraph-properties loext:contextual-spacing="false"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loext:contextual-spacing="false"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>
      <style:paragraph-properties loext:contextual-spacing="false"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Titre_20_1_20_Car" style:display-name="Titre 1 Car" style:family="text" style:parent-style-name="Default_20_Paragraph_20_Font">
      <style:text-properties fo:color="#2e74b5" style:font-name="Calibri Light" fo:font-size="16pt" style:font-name-asian="Calibri1" style:font-size-asian="16pt" style:font-name-complex="Tahoma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size="13pt" style:font-name-asian="Calibri1" style:font-size-asian="13pt" style:font-name-complex="Tahoma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size="9pt" style:font-size-asian="9pt" style:font-name-complex="Segoe UI2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6</meta:editing-cycles>
    <meta:creation-date>2020-02-07T15:44:00</meta:creation-date>
    <dc:date>2020-02-13T15:20:23.45</dc:date>
    <meta:editing-duration>PT4M50S</meta:editing-duration>
    <meta:generator>OpenOffice/4.1.6$Win32 OpenOffice.org_project/416m1$Build-9790</meta:generator>
    <meta:document-statistic meta:table-count="0" meta:image-count="0" meta:object-count="0" meta:page-count="8" meta:paragraph-count="150" meta:word-count="1616" meta:character-count="96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